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5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45cm" fo:min-width="6.77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45cm" fo:min-width="8.1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3465a4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54cm" svg:height="1.83cm" svg:x="2.27cm" svg:y="5.66cm">
          <draw:text-box>
            <text:p text:style-name="P1"><text:span text:style-name="T1">X</text:span><text:span text:style-name="T2">2,1</text:span></text:p>
          </draw:text-box>
        </draw:frame>
        <draw:frame draw:style-name="gr1" draw:text-style-name="P3" draw:layer="layout" svg:width="5.08cm" svg:height="1.83cm" svg:x="7.35cm" svg:y="5.66cm">
          <draw:text-box>
            <text:p text:style-name="P1"><text:span text:style-name="T3">...</text:span></text:p>
          </draw:text-box>
        </draw:frame>
        <draw:frame draw:style-name="gr1" draw:text-style-name="P2" draw:layer="layout" svg:width="2.545cm" svg:height="1.83cm" svg:x="12.43cm" svg:y="5.66cm">
          <draw:text-box>
            <text:p text:style-name="P1"><text:span text:style-name="T1">X</text:span><text:span text:style-name="T2">2,,e</text:span></text:p>
          </draw:text-box>
        </draw:frame>
        <draw:frame draw:style-name="gr1" draw:text-style-name="P2" draw:layer="layout" svg:width="2.545cm" svg:height="1.83cm" svg:x="4.81cm" svg:y="5.66cm">
          <draw:text-box>
            <text:p text:style-name="P1"><text:span text:style-name="T1">X</text:span><text:span text:style-name="T2">2,2</text:span></text:p>
          </draw:text-box>
        </draw:frame>
        <draw:frame draw:style-name="gr1" draw:text-style-name="P2" draw:layer="layout" svg:width="2.54cm" svg:height="1.83cm" svg:x="2.271cm" svg:y="3.56cm">
          <draw:text-box>
            <text:p text:style-name="P1"><text:span text:style-name="T1">X</text:span><text:span text:style-name="T2">1,1</text:span></text:p>
          </draw:text-box>
        </draw:frame>
        <draw:frame draw:style-name="gr1" draw:text-style-name="P3" draw:layer="layout" svg:width="5.08cm" svg:height="1.83cm" svg:x="7.351cm" svg:y="3.56cm">
          <draw:text-box>
            <text:p text:style-name="P1"><text:span text:style-name="T3">...</text:span></text:p>
          </draw:text-box>
        </draw:frame>
        <draw:frame draw:style-name="gr1" draw:text-style-name="P2" draw:layer="layout" svg:width="2.545cm" svg:height="1.83cm" svg:x="12.431cm" svg:y="3.56cm">
          <draw:text-box>
            <text:p text:style-name="P1"><text:span text:style-name="T1">X</text:span><text:span text:style-name="T2">1,e</text:span></text:p>
          </draw:text-box>
        </draw:frame>
        <draw:frame draw:style-name="gr1" draw:text-style-name="P2" draw:layer="layout" svg:width="2.545cm" svg:height="1.83cm" svg:x="4.811cm" svg:y="3.56cm">
          <draw:text-box>
            <text:p text:style-name="P4"><text:span text:style-name="T1">X</text:span><text:span text:style-name="T2">1,2</text:span></text:p>
          </draw:text-box>
        </draw:frame>
        <draw:frame draw:style-name="gr1" draw:text-style-name="P2" draw:layer="layout" svg:width="2.54cm" svg:height="1.83cm" svg:x="2.272cm" svg:y="11.16cm">
          <draw:text-box>
            <text:p text:style-name="P1"><text:span text:style-name="T1">X</text:span><text:span text:style-name="T2">s,1</text:span></text:p>
          </draw:text-box>
        </draw:frame>
        <draw:frame draw:style-name="gr1" draw:text-style-name="P3" draw:layer="layout" svg:width="5.08cm" svg:height="1.83cm" svg:x="7.352cm" svg:y="11.16cm">
          <draw:text-box>
            <text:p text:style-name="P1"><text:span text:style-name="T3">...</text:span></text:p>
          </draw:text-box>
        </draw:frame>
        <draw:frame draw:style-name="gr1" draw:text-style-name="P2" draw:layer="layout" svg:width="2.545cm" svg:height="1.83cm" svg:x="12.432cm" svg:y="11.16cm">
          <draw:text-box>
            <text:p text:style-name="P1"><text:span text:style-name="T1">X</text:span><text:span text:style-name="T2">s,e</text:span></text:p>
          </draw:text-box>
        </draw:frame>
        <draw:frame draw:style-name="gr1" draw:text-style-name="P2" draw:layer="layout" svg:width="2.545cm" svg:height="1.83cm" svg:x="4.812cm" svg:y="11.16cm">
          <draw:text-box>
            <text:p text:style-name="P1"><text:span text:style-name="T1">X</text:span><text:span text:style-name="T2">ss,2</text:span></text:p>
          </draw:text-box>
        </draw:frame>
        <draw:frame draw:style-name="gr2" draw:text-style-name="P5" draw:layer="layout" svg:width="7.279cm" svg:height="2.139cm" svg:x="5.02cm" svg:y="13.659cm">
          <draw:text-box>
            <text:p text:style-name="P1"><text:span text:style-name="T4">Taille d’un vecteur</text:span></text:p>
            <text:p text:style-name="P1"><text:span text:style-name="T4">e</text:span></text:p>
          </draw:text-box>
        </draw:frame>
        <draw:line draw:style-name="gr3" draw:text-style-name="P6" draw:layer="layout" svg:x1="2.184cm" svg:y1="13.636cm" svg:x2="14.884cm" svg:y2="13.636cm">
          <text:p/>
        </draw:line>
        <draw:frame draw:style-name="gr4" draw:text-style-name="P5" draw:layer="layout" svg:width="8.645cm" svg:height="2.139cm" draw:transform="rotate (-1.5707963267949) translate (17.952cm 3.786cm)">
          <draw:text-box>
            <text:p text:style-name="P1"><text:span text:style-name="T4">Taille d’une séquence</text:span></text:p>
            <text:p text:style-name="P1"><text:span text:style-name="T4">s</text:span></text:p>
          </draw:text-box>
        </draw:frame>
        <draw:line draw:style-name="gr3" draw:text-style-name="P6" draw:layer="layout" svg:x1="15.605cm" svg:y1="3.54cm" svg:x2="15.605cm" svg:y2="12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0:21:17.375163200</dc:date>
    <meta:editing-duration>PT3M31S</meta:editing-duration>
    <meta:editing-cycles>2</meta:editing-cycles>
    <meta:generator>LibreOffice/26.2.1.2$Windows_X86_64 LibreOffice_project/620$Build-2</meta:generator>
    <meta:document-statistic meta:object-count="16"/>
  </office:meta>
</office:document-meta>
</file>